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="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ff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ff0000" style:text-position="sub 58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2.54cm" svg:x="10.414cm" svg:y="7.424cm">
          <text:p text:style-name="P1">System</text:p>
          <text:p text:style-name="P1">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54cm" svg:x="15.734cm" svg:y="6.034cm">
          <text:p text:style-name="P1">Process</text:p>
          <text:p text:style-name="P1">PID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draw:transform="rotate (0.3077015471266) translate (14.912cm 7.77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954cm" svg:height="2.286cm" svg:x="6.444cm" svg:y="8.89cm">
          <text:p text:style-name="P1">ki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draw:transform="rotate (0.271747764535517) translate (9.617cm 9.12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2.432cm" svg:height="0.806cm" svg:x="9.532cm" svg:y="9.773cm">
          <draw:text-box>
            <text:p><text:span text:style-name="T2">syscalls</text:span></text:p>
          </draw:text-box>
        </draw:frame>
        <draw:frame draw:style-name="gr4" draw:text-style-name="P3" draw:layer="layout" svg:width="4.566cm" svg:height="0.914cm" svg:x="9.306cm" svg:y="10.376cm">
          <draw:text-box>
            <text:p><text:span text:style-name="T3">kill( SIGNAL, PID</text:span><text:span text:style-name="T4">X </text:span><text:span text:style-name="T3">)</text:span></text:p>
          </draw:text-box>
        </draw:frame>
        <draw:path draw:style-name="gr5" draw:text-style-name="P1" draw:layer="layout" svg:width="7.123cm" svg:height="0.952cm" draw:transform="rotate (0.111352006277238) translate (9.28707126458522cm 9.08863889141098cm)" svg:viewBox="0 0 7124 953" svg:d="m0 953c198 0 1561-10 1751-13 208-3 1631-40 1830-43 193-3 2152-437 2341-518 186-81 1009-268 1202-379">
          <text:p/>
        </draw:path>
        <draw:path draw:style-name="gr6" draw:text-style-name="P1" draw:layer="layout" svg:width="1.974cm" svg:height="0.172cm" draw:transform="rotate (0.105417886820457) translate (8.46799237527622cm 8.76881190419188cm)" svg:viewBox="0 0 1975 173" svg:d="m0 171c192 18 1530-104 1723-121l194-37 58-13">
          <text:p/>
        </draw:path>
        <draw:frame draw:style-name="gr4" draw:text-style-name="P4" draw:layer="layout" svg:width="5.353cm" svg:height="1.787cm" svg:x="6.504cm" svg:y="7.009cm">
          <draw:text-box>
            <text:p><text:span text:style-name="T5">non-capturable signals: </text:span></text:p>
            <text:p><text:span text:style-name="T5">KILL, STOP, CONT</text:span></text:p>
            <text:p><text:span text:style-name="T5">(for the kernel)</text:span></text:p>
          </draw:text-box>
        </draw:frame>
        <draw:frame draw:style-name="gr4" draw:text-style-name="P4" draw:layer="layout" svg:width="6.776cm" svg:height="1.787cm" svg:x="14.732cm" svg:y="8.881cm">
          <draw:text-box>
            <text:p><text:span text:style-name="T5">capturable signals: </text:span></text:p>
            <text:p><text:span text:style-name="T5">SIGINT, SIGTERM, USR1, etc.</text:span></text:p>
            <text:p><text:span text:style-name="T5">(for the process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4-03-18T13:33:53</meta:creation-date>
    <dc:date>2014-03-18T20:28:53</dc:date>
    <dc:creator>jose </dc:creator>
    <meta:editing-duration>P0D</meta:editing-duration>
    <meta:editing-cycles>4</meta:editing-cycles>
    <meta:generator>LibreOffice/3.5$Linux_x86 LibreOffice_project/350m1$Build-2</meta:generator>
    <meta:document-statistic meta:object-count="34"/>
  </office:meta>
</office:document-meta>
</file>